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4.3646in" fo:margin-left="0.7521in" fo:margin-top="0in" fo:margin-bottom="0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0.6563in"/>
    </style:style>
    <style:style style:name="Table1.C" style:family="table-column">
      <style:table-column-properties style:column-width="1.4785in"/>
    </style:style>
    <style:style style:name="Table1.D" style:family="table-column">
      <style:table-column-properties style:column-width="0.7292in"/>
    </style:style>
    <style:style style:name="Table1.E" style:family="table-column">
      <style:table-column-properties style:column-width="0.6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694in" fo:border="1pt solid #000001"/>
    </style:style>
    <style:style style:name="Table1.A7" style:family="table-cell">
      <style:table-cell-properties style:vertical-align="bottom" fo:padding="0.06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style:contextual-spacing="false" fo:line-height="150%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officeooo:rsid="000c4d76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officeooo:rsid="000c4d76" officeooo:paragraph-rsid="000c4d76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text-underline-style="solid" style:text-underline-width="auto" style:text-underline-color="font-color" fo:font-weight="bold" officeooo:rsid="000c4d76" officeooo:paragraph-rsid="000c4d76" style:font-weight-asian="bold" style:font-weight-complex="bold"/>
    </style:style>
    <style:style style:name="P5" style:family="paragraph" style:parent-style-name="Standard" style:list-style-name="WWNum1">
      <style:paragraph-properties fo:margin-left="0.5in" fo:margin-right="0in" fo:margin-top="0in" fo:margin-bottom="0in" style:contextual-spacing="true" fo:line-height="150%" fo:text-indent="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style:contextual-spacing="true" fo:line-height="150%" fo:text-indent="0.25in" style:auto-text-indent="false"/>
      <style:text-properties style:text-underline-style="none"/>
    </style:style>
    <style:style style:name="P7" style:family="paragraph" style:parent-style-name="Standard" style:list-style-name="WWNum1">
      <style:paragraph-properties fo:margin-left="1in" fo:margin-right="0in" fo:margin-top="0in" fo:margin-bottom="0in" style:contextual-spacing="true" fo:line-height="150%" fo:text-indent="0.75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keep-with-next="auto"/>
      <style:text-properties officeooo:rsid="000e88cb" officeooo:paragraph-rsid="000e88cb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keep-with-next="auto"/>
      <style:text-properties officeooo:rsid="000f6b1b" officeooo:paragraph-rsid="000f6b1b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keep-with-next="auto"/>
      <style:text-properties officeooo:rsid="000fde7c" officeooo:paragraph-rsid="000fde7c"/>
    </style:style>
    <style:style style:name="P12" style:family="paragraph" style:parent-style-name="Heading_20_3">
      <style:paragraph-properties fo:margin-top="0.111in" fo:margin-bottom="0in" style:contextual-spacing="false" fo:line-height="150%"/>
    </style:style>
    <style:style style:name="P13" style:family="paragraph" style:parent-style-name="Heading_20_3" style:master-page-name="Standard">
      <style:paragraph-properties fo:margin-top="0.111in" fo:margin-bottom="0in" style:contextual-spacing="false" fo:line-height="150%" style:page-number="1"/>
    </style:style>
    <style:style style:name="T1" style:family="text">
      <style:text-properties style:text-underline-style="none"/>
    </style:style>
    <style:style style:name="T2" style:family="text">
      <style:text-properties officeooo:rsid="000c4d7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h.tnsjuzl3zyrm"/>Source port - <text:span text:style-name="T2">16</text:span>bit</text:p>
      <text:p text:style-name="P1">Source port er porten det sendes datapakker fra.</text:p>
      <text:p text:style-name="P12"><text:bookmark text:name="h.tnsjuzl3zyrm1"/>Destination port - <text:span text:style-name="T2">16</text:span>bit</text:p>
      <text:p text:style-name="P1">Destination port er porten datapakker ankommer på. Destination port kryssjekker med source port om datapakken har ankommet riktig.</text:p>
      <text:p text:style-name="P12"><text:bookmark text:name="h.tnsjuzl3zyrm2"/>Sequence number/Acknowledgment number - <text:span text:style-name="T2">32</text:span>bit</text:p>
      <text:p text:style-name="P1">Klienten på begge sider av en TCP-session har et 32-bits sekvensnummer som brukes til å holde styr på hvor mye data som har blitt sendt. Sekvensnummeret er inkludert med hver sendte datapakke, og når den mottas blir den godtatt som et acknowledgment number for å informere avsender at datapakken ble mottatt.</text:p>
      <text:p text:style-name="P12"><text:bookmark text:name="h.tnsjuzl3zyrm3"/>Offset - <text:span text:style-name="T2">4</text:span>bit</text:p>
      <text:p text:style-name="P1">Spesifiserer hvor mange 32-bit ord av data man finner i TCP-headeren. Med andre ord, så utgjør Offset x4 hvor mange bytes det er i headeren.</text:p>
      <text:p text:style-name="P12"><text:bookmark text:name="h.tnsjuzl3zyrm4"/>Reserved - 3bit</text:p>
      <text:p text:style-name="P1">6 bit reservert for fremtidig bruk; sent som 0.</text:p>
      <text:p text:style-name="P12"><text:bookmark text:name="h.tnsjuzl3zyrm5"/>TCP-flags - <text:span text:style-name="T2">9</text:span>bit</text:p>
      <text:p text:style-name="P1">Er nyttig når man ser etter spesielle typer trafikk med bruk av programmer som TCPdump eller Wireshark. Flaggene er;</text:p>
      <text:p text:style-name="P1"/>
      <text:p text:style-name="P1">URG</text:p>
      <text:p text:style-name="P1">ACK</text:p>
      <text:p text:style-name="P1">PSH</text:p>
      <text:p text:style-name="P1">RST</text:p>
      <text:p text:style-name="P1">SYN</text:p>
      <text:p text:style-name="P1">FIN</text:p>
      <text:p text:style-name="P1"/>
      <text:p text:style-name="P1">Med flags er det mulig å filtrere ut enkelte, så man f.eks bare ser SYN eller RST.</text:p>
      <text:p text:style-name="P12"><text:bookmark text:name="h.tnsjuzl3zyrm6"/>Window - <text:span text:style-name="T2">16</text:span>bit</text:p>
      <text:p text:style-name="P1">Beskriver hvor mange pakker mottakeren kan motta. Det vil si at den forteller en sender at man kan pumpe inn mer data.</text:p>
      <text:p text:style-name="P12"><text:bookmark text:name="h.wyfdxgld3blh"/><text:soft-page-break/>Checksum - <text:span text:style-name="T2">16</text:span>bit</text:p>
      <text:p text:style-name="P1">En 16-bits kontrollsum for beskyttelse av data-integritet. Blir brukt gjennom hele TCP-segmentet, ikke kun for å beskytte mot feil i overførsel, men også i mottak.</text:p>
      <text:p text:style-name="P12"><text:bookmark text:name="h.ma82u0qku4jg"/>Urgent pointer - <text:span text:style-name="T2">16</text:span>bit</text:p>
      <text:p text:style-name="P1">Brukes til å peke på den siste oktetten i en sekvens av viktige data. Dette gjør at mottaker vet hvor mye viktig data som kommer.</text:p>
      <text:p text:style-name="P12"><text:bookmark text:name="h.6jhiaqjivsfk"/>TCP options – Variabel <text:span text:style-name="T2">(0-320 bit)</text:span></text:p>
      <text:p text:style-name="P1">TCP inkluderer en mulighet til å inkludere et eller flere sett av valgfri data i et TCP-segment. Hvert alternativ er enten 1 byte eller lenger i lengde.</text:p>
      <text:p text:style-name="P2"/>
      <text:p text:style-name="P4"><text:span text:style-name="T3">Kilde til teori del:</text:span> <text:span text:style-name="T4">http://en.wikipedia.org/wiki/Transmission_Control_Protocol</text:span></text:p>
      <text:p text:style-name="P1"/>
      <text:list xml:id="list2260523242206874562" text:style-name="WWNum1">
        <text:list-item>
          <text:p text:style-name="P5">10.224.210.219:50599</text:p>
        </text:list-item>
        <text:list-item>
          <text:p text:style-name="P5">128.119.245.12:80</text:p>
        </text:list-item>
        <text:list-item>
          <text:p text:style-name="P5"><text:s/><text:tab/></text:p>
          <text:list>
            <text:list-item>
              <text:p text:style-name="P7">0</text:p>
            </text:list-item>
            <text:list-item>
              <text:p text:style-name="P7">Man ser dette på at SYN står alene.</text:p>
            </text:list-item>
          </text:list>
        </text:list-item>
        <text:list-item>
          <text:p text:style-name="P5"><text:s/><text:tab/></text:p>
          <text:list>
            <text:list-item>
              <text:p text:style-name="P7">0</text:p>
            </text:list-item>
            <text:list-item>
              <text:p text:style-name="P7">SYN og ACK står sammen.</text:p>
            </text:list-item>
          </text:list>
        </text:list-item>
        <text:list-item>
          <text:p text:style-name="P5">Man plusser LEN med SEQ.</text:p>
        </text:list-item>
        <text:list-item>
          <text:p text:style-name="P6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equence</text:p>
          </table:table-cell>
          <table:table-cell table:style-name="Table1.A1" office:value-type="string">
            <text:p text:style-name="P8">Time</text:p>
          </table:table-cell>
          <table:table-cell table:style-name="Table1.A1" office:value-type="string">
            <text:p text:style-name="P8">Acknowledgment</text:p>
          </table:table-cell>
          <table:table-cell table:style-name="Table1.A1" office:value-type="string">
            <text:p text:style-name="P8">Time</text:p>
          </table:table-cell>
          <table:table-cell table:style-name="Table1.A1" office:value-type="string">
            <text:p text:style-name="P8">RTT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.198</text:p>
          </table:table-cell>
          <table:table-cell table:style-name="Table1.A1" office:value-type="string">
            <text:p text:style-name="P10">651</text:p>
          </table:table-cell>
          <table:table-cell table:style-name="Table1.A1" office:value-type="string">
            <text:p text:style-name="P11">2.322</text:p>
          </table:table-cell>
          <table:table-cell table:style-name="Table1.A1" office:value-type="string">
            <text:p text:style-name="P11">0.124</text:p>
          </table:table-cell>
        </table:table-row>
        <table:table-row table:style-name="Table1.1">
          <table:table-cell table:style-name="Table1.A1" office:value-type="string">
            <text:p text:style-name="P9">651</text:p>
          </table:table-cell>
          <table:table-cell table:style-name="Table1.A1" office:value-type="string">
            <text:p text:style-name="P9">2.199</text:p>
          </table:table-cell>
          <table:table-cell table:style-name="Table1.A1" office:value-type="string">
            <text:p text:style-name="P10">2111</text:p>
          </table:table-cell>
          <table:table-cell table:style-name="Table1.A1" office:value-type="string">
            <text:p text:style-name="P11">2.322</text:p>
          </table:table-cell>
          <table:table-cell table:style-name="Table1.A1" office:value-type="string">
            <text:p text:style-name="P11">0.123</text:p>
          </table:table-cell>
        </table:table-row>
        <table:table-row table:style-name="Table1.1">
          <table:table-cell table:style-name="Table1.A1" office:value-type="string">
            <text:p text:style-name="P9">2111</text:p>
          </table:table-cell>
          <table:table-cell table:style-name="Table1.A1" office:value-type="string">
            <text:p text:style-name="P9">2.322</text:p>
          </table:table-cell>
          <table:table-cell table:style-name="Table1.A1" office:value-type="string">
            <text:p text:style-name="P10">3571</text:p>
          </table:table-cell>
          <table:table-cell table:style-name="Table1.A1" office:value-type="string">
            <text:p text:style-name="P11">2.446</text:p>
          </table:table-cell>
          <table:table-cell table:style-name="Table1.A1" office:value-type="string">
            <text:p text:style-name="P11">0.124</text:p>
          </table:table-cell>
        </table:table-row>
        <table:table-row table:style-name="Table1.1">
          <table:table-cell table:style-name="Table1.A1" office:value-type="string">
            <text:p text:style-name="P9">3571</text:p>
          </table:table-cell>
          <table:table-cell table:style-name="Table1.A1" office:value-type="string">
            <text:p text:style-name="P9">2.322</text:p>
          </table:table-cell>
          <table:table-cell table:style-name="Table1.A1" office:value-type="string">
            <text:p text:style-name="P10">5031</text:p>
          </table:table-cell>
          <table:table-cell table:style-name="Table1.A1" office:value-type="string">
            <text:p text:style-name="P11">2.446</text:p>
          </table:table-cell>
          <table:table-cell table:style-name="Table1.A1" office:value-type="string">
            <text:p text:style-name="P11">0.124</text:p>
          </table:table-cell>
        </table:table-row>
        <table:table-row table:style-name="Table1.1">
          <table:table-cell table:style-name="Table1.A1" office:value-type="string">
            <text:p text:style-name="P9">5031</text:p>
          </table:table-cell>
          <table:table-cell table:style-name="Table1.A1" office:value-type="string">
            <text:p text:style-name="P9">2.322</text:p>
          </table:table-cell>
          <table:table-cell table:style-name="Table1.A1" office:value-type="string">
            <text:p text:style-name="P10">6491</text:p>
          </table:table-cell>
          <table:table-cell table:style-name="Table1.A1" office:value-type="string">
            <text:p text:style-name="P11">2.447</text:p>
          </table:table-cell>
          <table:table-cell table:style-name="Table1.A1" office:value-type="string">
            <text:p text:style-name="P11">0.125</text:p>
          </table:table-cell>
        </table:table-row>
        <table:table-row table:style-name="Table1.1">
          <table:table-cell table:style-name="Table1.A7" office:value-type="string">
            <text:p text:style-name="P9">6491</text:p>
          </table:table-cell>
          <table:table-cell table:style-name="Table1.A7" office:value-type="string">
            <text:p text:style-name="P9">2.446</text:p>
          </table:table-cell>
          <table:table-cell table:style-name="Table1.A7" office:value-type="string">
            <text:p text:style-name="P10">7951</text:p>
          </table:table-cell>
          <table:table-cell table:style-name="Table1.A7" office:value-type="string">
            <text:p text:style-name="P11">2.570</text:p>
          </table:table-cell>
          <table:table-cell table:style-name="Table1.A7" office:value-type="string">
            <text:p text:style-name="P11">0.124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14:04:36.943602566</dc:date>
    <dc:creator>Daniel Eide</dc:creator>
    <meta:generator>LibreOffice/4.2.7.2$Linux_X86_64 LibreOffice_project/420m0$Build-2</meta:generator>
    <meta:editing-duration>P0D</meta:editing-duration>
    <meta:editing-cycles>1</meta:editing-cycles>
    <meta:document-statistic meta:table-count="1" meta:image-count="0" meta:object-count="0" meta:page-count="2" meta:paragraph-count="73" meta:word-count="361" meta:character-count="2059" meta:non-whitespace-character-count="1773"/>
  </office:meta>
</office:document-meta>
</file>